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7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7-01" calcext:value-type="date">
            <text:p>2025/07/01</text:p>
          </table:table-cell>
          <table:table-cell office:value-type="float" office:value="5.5" calcext:value-type="float">
            <text:p>5.5</text:p>
          </table:table-cell>
          <table:table-cell table:formula="of:=TIME(INT(AVERAGE([.B:.B]));ROUND((AVERAGE([.B:.B])-INT(AVERAGE([.B:.B])))*60;0);0)" office:value-type="time" office:time-value="PT05H06M00S" calcext:value-type="time">
            <text:p>05:06</text:p>
          </table:table-cell>
          <table:table-cell/>
        </table:table-row>
        <table:table-row table:style-name="ro1">
          <table:table-cell office:value-type="date" office:date-value="2025-07-02" calcext:value-type="date">
            <text:p>2025/07/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3" calcext:value-type="date">
            <text:p>2025/07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04" calcext:value-type="date">
            <text:p>2025/07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05" calcext:value-type="date">
            <text:p>2025/07/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06" calcext:value-type="date">
            <text:p>2025/07/06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7-07" calcext:value-type="date">
            <text:p>2025/07/0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8" calcext:value-type="date">
            <text:p>2025/07/08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09" calcext:value-type="date">
            <text:p>2025/07/0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0" calcext:value-type="date">
            <text:p>2025/07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11" calcext:value-type="date">
            <text:p>2025/07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2" calcext:value-type="date">
            <text:p>2025/07/1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3" calcext:value-type="date">
            <text:p>2025/07/13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4" calcext:value-type="date">
            <text:p>2025/07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5" calcext:value-type="date">
            <text:p>2025/07/15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16" calcext:value-type="date">
            <text:p>2025/07/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7" calcext:value-type="date">
            <text:p>2025/07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8" calcext:value-type="date">
            <text:p>2025/07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19" calcext:value-type="date">
            <text:p>2025/07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0" calcext:value-type="date">
            <text:p>2025/07/2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21" calcext:value-type="date">
            <text:p>2025/07/2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2" calcext:value-type="date">
            <text:p>2025/07/2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3" calcext:value-type="date">
            <text:p>2025/07/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24" calcext:value-type="date">
            <text:p>2025/07/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25" calcext:value-type="date">
            <text:p>2025/07/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6" calcext:value-type="date">
            <text:p>2025/07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27" calcext:value-type="date">
            <text:p>2025/07/2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28" calcext:value-type="date">
            <text:p>2025/07/28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5-07-29" calcext:value-type="date">
            <text:p>2025/07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30" calcext:value-type="date">
            <text:p>2025/07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31" calcext:value-type="date">
            <text:p>2025/07/3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8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8-01" calcext:value-type="date">
            <text:p>2025/08/01</text:p>
          </table:table-cell>
          <table:table-cell office:value-type="float" office:value="4.5" calcext:value-type="float">
            <text:p>4.5</text:p>
          </table:table-cell>
          <table:table-cell table:formula="of:=TIME(INT(AVERAGE([.B:.B]));ROUND((AVERAGE([.B:.B])-INT(AVERAGE([.B:.B])))*60;0);0)" office:value-type="time" office:time-value="PT04H30M00S" calcext:value-type="time">
            <text:p>04:30</text:p>
          </table:table-cell>
          <table:table-cell/>
        </table:table-row>
        <table:table-row table:style-name="ro1">
          <table:table-cell office:value-type="date" office:date-value="2025-08-02" calcext:value-type="date">
            <text:p>2025/08/0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8-03" calcext:value-type="date">
            <text:p>2025/08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8-04" calcext:value-type="date">
            <text:p>2025/08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8-05" calcext:value-type="date">
            <text:p>2025/08/0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8-06" calcext:value-type="date">
            <text:p>2025/08/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8-07" calcext:value-type="date">
            <text:p>2025/08/07</text:p>
          </table:table-cell>
          <table:table-cell table:number-columns-repeated="3"/>
        </table:table-row>
        <table:table-row table:style-name="ro1">
          <table:table-cell office:value-type="date" office:date-value="2025-08-08" calcext:value-type="date">
            <text:p>2025/08/08</text:p>
          </table:table-cell>
          <table:table-cell table:number-columns-repeated="3"/>
        </table:table-row>
        <table:table-row table:style-name="ro1">
          <table:table-cell office:value-type="date" office:date-value="2025-08-09" calcext:value-type="date">
            <text:p>2025/08/09</text:p>
          </table:table-cell>
          <table:table-cell table:number-columns-repeated="3"/>
        </table:table-row>
        <table:table-row table:style-name="ro1">
          <table:table-cell office:value-type="date" office:date-value="2025-08-10" calcext:value-type="date">
            <text:p>2025/08/10</text:p>
          </table:table-cell>
          <table:table-cell table:number-columns-repeated="3"/>
        </table:table-row>
        <table:table-row table:style-name="ro1">
          <table:table-cell office:value-type="date" office:date-value="2025-08-11" calcext:value-type="date">
            <text:p>2025/08/11</text:p>
          </table:table-cell>
          <table:table-cell table:number-columns-repeated="3"/>
        </table:table-row>
        <table:table-row table:style-name="ro1">
          <table:table-cell office:value-type="date" office:date-value="2025-08-12" calcext:value-type="date">
            <text:p>2025/08/12</text:p>
          </table:table-cell>
          <table:table-cell table:number-columns-repeated="3"/>
        </table:table-row>
        <table:table-row table:style-name="ro1">
          <table:table-cell office:value-type="date" office:date-value="2025-08-13" calcext:value-type="date">
            <text:p>2025/08/13</text:p>
          </table:table-cell>
          <table:table-cell table:number-columns-repeated="3"/>
        </table:table-row>
        <table:table-row table:style-name="ro1">
          <table:table-cell office:value-type="date" office:date-value="2025-08-14" calcext:value-type="date">
            <text:p>2025/08/14</text:p>
          </table:table-cell>
          <table:table-cell table:number-columns-repeated="3"/>
        </table:table-row>
        <table:table-row table:style-name="ro1">
          <table:table-cell office:value-type="date" office:date-value="2025-08-15" calcext:value-type="date">
            <text:p>2025/08/15</text:p>
          </table:table-cell>
          <table:table-cell table:number-columns-repeated="3"/>
        </table:table-row>
        <table:table-row table:style-name="ro1">
          <table:table-cell office:value-type="date" office:date-value="2025-08-16" calcext:value-type="date">
            <text:p>2025/08/16</text:p>
          </table:table-cell>
          <table:table-cell table:number-columns-repeated="3"/>
        </table:table-row>
        <table:table-row table:style-name="ro1">
          <table:table-cell office:value-type="date" office:date-value="2025-08-17" calcext:value-type="date">
            <text:p>2025/08/17</text:p>
          </table:table-cell>
          <table:table-cell table:number-columns-repeated="3"/>
        </table:table-row>
        <table:table-row table:style-name="ro1">
          <table:table-cell office:value-type="date" office:date-value="2025-08-18" calcext:value-type="date">
            <text:p>2025/08/18</text:p>
          </table:table-cell>
          <table:table-cell table:number-columns-repeated="3"/>
        </table:table-row>
        <table:table-row table:style-name="ro1">
          <table:table-cell office:value-type="date" office:date-value="2025-08-19" calcext:value-type="date">
            <text:p>2025/08/19</text:p>
          </table:table-cell>
          <table:table-cell table:number-columns-repeated="3"/>
        </table:table-row>
        <table:table-row table:style-name="ro1">
          <table:table-cell office:value-type="date" office:date-value="2025-08-20" calcext:value-type="date">
            <text:p>2025/08/20</text:p>
          </table:table-cell>
          <table:table-cell table:number-columns-repeated="3"/>
        </table:table-row>
        <table:table-row table:style-name="ro1">
          <table:table-cell office:value-type="date" office:date-value="2025-08-21" calcext:value-type="date">
            <text:p>2025/08/21</text:p>
          </table:table-cell>
          <table:table-cell table:number-columns-repeated="3"/>
        </table:table-row>
        <table:table-row table:style-name="ro1">
          <table:table-cell office:value-type="date" office:date-value="2025-08-22" calcext:value-type="date">
            <text:p>2025/08/22</text:p>
          </table:table-cell>
          <table:table-cell table:number-columns-repeated="3"/>
        </table:table-row>
        <table:table-row table:style-name="ro1">
          <table:table-cell office:value-type="date" office:date-value="2025-08-23" calcext:value-type="date">
            <text:p>2025/08/23</text:p>
          </table:table-cell>
          <table:table-cell table:number-columns-repeated="3"/>
        </table:table-row>
        <table:table-row table:style-name="ro1">
          <table:table-cell office:value-type="date" office:date-value="2025-08-24" calcext:value-type="date">
            <text:p>2025/08/24</text:p>
          </table:table-cell>
          <table:table-cell table:number-columns-repeated="3"/>
        </table:table-row>
        <table:table-row table:style-name="ro1">
          <table:table-cell office:value-type="date" office:date-value="2025-08-25" calcext:value-type="date">
            <text:p>2025/08/25</text:p>
          </table:table-cell>
          <table:table-cell table:number-columns-repeated="3"/>
        </table:table-row>
        <table:table-row table:style-name="ro1">
          <table:table-cell office:value-type="date" office:date-value="2025-08-26" calcext:value-type="date">
            <text:p>2025/08/26</text:p>
          </table:table-cell>
          <table:table-cell table:number-columns-repeated="3"/>
        </table:table-row>
        <table:table-row table:style-name="ro1">
          <table:table-cell office:value-type="date" office:date-value="2025-08-27" calcext:value-type="date">
            <text:p>2025/08/27</text:p>
          </table:table-cell>
          <table:table-cell table:number-columns-repeated="3"/>
        </table:table-row>
        <table:table-row table:style-name="ro1">
          <table:table-cell office:value-type="date" office:date-value="2025-08-28" calcext:value-type="date">
            <text:p>2025/08/28</text:p>
          </table:table-cell>
          <table:table-cell table:number-columns-repeated="3"/>
        </table:table-row>
        <table:table-row table:style-name="ro1">
          <table:table-cell office:value-type="date" office:date-value="2025-08-29" calcext:value-type="date">
            <text:p>2025/08/29</text:p>
          </table:table-cell>
          <table:table-cell table:number-columns-repeated="3"/>
        </table:table-row>
        <table:table-row table:style-name="ro1">
          <table:table-cell office:value-type="date" office:date-value="2025-08-30" calcext:value-type="date">
            <text:p>2025/08/30</text:p>
          </table:table-cell>
          <table:table-cell table:number-columns-repeated="3"/>
        </table:table-row>
        <table:table-row table:style-name="ro1">
          <table:table-cell office:value-type="date" office:date-value="2025-08-31" calcext:value-type="date">
            <text:p>2025/08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00/00/00</text:date>, <text:time style:data-style-name="N2" text:time-value="05:44:16.94492344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8-06T05:45:28.443433664</dc:date>
    <meta:editing-duration>PT45M30S</meta:editing-duration>
    <meta:editing-cycles>105</meta:editing-cycles>
    <meta:generator>LibreOffice/25.2.4.3$Linux_X86_64 LibreOffice_project/520$Build-3</meta:generator>
    <meta:document-statistic meta:table-count="5" meta:cell-count="265" meta:object-count="0"/>
  </office:meta>
</office:document-meta>
</file>